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25b" officeooo:paragraph-rsid="0003125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NF :Labdb(<text:span text:style-name="T1">Personnel number</text:span><text:span text:style-name="T2">, </text:span><text:span text:style-name="T1">Lab code</text:span><text:span text:style-name="T2">, </text:span><text:span text:style-name="T1">Research code</text:span><text:span text:style-name="T2">)</text:span></text:p>
      <text:p text:style-name="P1"><text:span text:style-name="T2"><text:tab/>personelldb(</text:span><text:span text:style-name="T1">Personnel number</text:span><text:span text:style-name="T2">, name, data of birth)</text:span></text:p>
      <text:p text:style-name="P1"><text:span text:style-name="T2"><text:tab/>labcodedb(</text:span><text:span text:style-name="T1">Labcode</text:span><text:span text:style-name="T2">, lab name)</text:span></text:p>
      <text:p text:style-name="P1"><text:span text:style-name="T2"><text:tab/>researchdb(</text:span><text:span text:style-name="T1">Research Code</text:span><text:span text:style-name="T2">, research description, research superviso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8:47:06.850596254</meta:creation-date>
    <dc:date>2019-05-22T18:50:49.521897810</dc:date>
    <meta:editing-duration>PT3M47S</meta:editing-duration>
    <meta:editing-cycles>1</meta:editing-cycles>
    <meta:document-statistic meta:table-count="0" meta:image-count="0" meta:object-count="0" meta:page-count="1" meta:paragraph-count="4" meta:word-count="22" meta:character-count="202" meta:non-whitespace-character-count="181"/>
    <meta:generator>LibreOffice/6.1.1.2$Linux_X86_64 LibreOffice_project/10$Build-2</meta:generator>
  </office:meta>
</office:document-meta>
</file>